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fo:color="#ff0000"/>
    </style:style>
    <style:style style:name="P3" style:family="paragraph" style:parent-style-name="Standard">
      <style:paragraph-properties fo:text-align="center" style:justify-single-word="false"/>
      <style:text-properties fo:font-size="36pt" style:font-size-asian="36pt"/>
    </style:style>
    <style:style style:name="P4" style:family="paragraph" style:parent-style-name="Standard">
      <style:paragraph-properties fo:text-align="center" style:justify-single-word="false"/>
      <style:text-properties fo:font-size="16pt" style:font-size-asian="16pt" style:font-size-complex="16pt"/>
    </style:style>
    <style:style style:name="P5" style:family="paragraph" style:parent-style-name="Standard">
      <style:text-properties fo:font-style="italic" style:font-style-asian="italic"/>
    </style:style>
    <style:style style:name="P6" style:family="paragraph" style:parent-style-name="Standard">
      <style:text-properties style:font-name="Arial" fo:font-size="16pt" fo:font-weight="bold" style:font-size-asian="16pt" style:font-weight-asian="bold"/>
    </style:style>
    <style:style style:name="P7" style:family="paragraph" style:parent-style-name="Standard">
      <style:text-properties style:font-name="Times New Roman"/>
    </style:style>
    <style:style style:name="P8" style:family="paragraph" style:parent-style-name="Standard">
      <style:text-properties style:font-name="Times New Roman" fo:background-color="#ffff00"/>
    </style:style>
    <style:style style:name="P9" style:family="paragraph" style:parent-style-name="Standard">
      <style:text-properties fo:background-color="#ff0000"/>
    </style:style>
    <style:style style:name="P10" style:family="paragraph" style:parent-style-name="Text_20_body">
      <style:paragraph-properties>
        <style:tab-stops>
          <style:tab-stop style:position="0cm"/>
        </style:tab-stops>
      </style:paragraph-properties>
    </style:style>
    <style:style style:name="P11" style:family="paragraph" style:parent-style-name="Text_20_body">
      <style:text-properties fo:background-color="#ffff00"/>
    </style:style>
    <style:style style:name="P12" style:family="paragraph" style:parent-style-name="Text_20_body">
      <style:text-properties fo:background-color="transparent"/>
    </style:style>
    <style:style style:name="P13" style:family="paragraph" style:parent-style-name="Text_20_body">
      <style:text-properties fo:font-weight="bold" style:font-weight-asian="bold" style:font-weight-complex="bold"/>
    </style:style>
    <style:style style:name="P14" style:family="paragraph" style:parent-style-name="Contents_20_2">
      <style:paragraph-properties>
        <style:tab-stops>
          <style:tab-stop style:position="16.002cm" style:type="right" style:leader-style="dotted" style:leader-text="."/>
        </style:tab-stops>
      </style:paragraph-properties>
    </style:style>
    <style:style style:name="P15" style:family="paragraph" style:parent-style-name="Contents_20_1">
      <style:paragraph-properties>
        <style:tab-stops>
          <style:tab-stop style:position="16.002cm" style:type="right" style:leader-style="dotted" style:leader-text="."/>
        </style:tab-stops>
      </style:paragraph-properties>
    </style:style>
    <style:style style:name="P16" style:family="paragraph" style:parent-style-name="Contents_20_3">
      <style:paragraph-properties>
        <style:tab-stops>
          <style:tab-stop style:position="16.002cm" style:type="right" style:leader-style="dotted" style:leader-text="."/>
        </style:tab-stops>
      </style:paragraph-properties>
    </style:style>
    <style:style style:name="P17" style:family="paragraph" style:parent-style-name="Standard" style:master-page-name="First_20_Page">
      <style:paragraph-properties style:page-number="auto"/>
      <style:text-properties fo:font-style="italic" style:font-style-asian="italic"/>
    </style:style>
    <style:style style:name="P18" style:family="paragraph" style:parent-style-name="Standard" style:master-page-name="First_20_Page">
      <style:paragraph-properties style:page-number="auto"/>
      <style:text-properties style:use-window-font-color="true" style:font-name="Arial" fo:font-size="16pt" fo:language="sv" fo:country="SE" fo:font-weight="bold" style:font-name-asian="Lucida Sans Unicode" style:font-size-asian="16pt" style:language-asian="zh" style:country-asian="CN" style:font-weight-asian="bold" style:font-name-complex="Tahoma" style:font-size-complex="16pt" style:language-complex="ar" style:country-complex="SA" style:font-weight-complex="bold"/>
    </style:style>
    <style:style style:name="P19" style:family="paragraph" style:parent-style-name="Standard">
      <style:text-properties style:font-name="Times New Roman"/>
    </style:style>
    <style:style style:name="P20" style:family="paragraph" style:parent-style-name="Text_20_body" style:list-style-name="L1"/>
    <style:style style:name="P21" style:family="paragraph" style:parent-style-name="Text_20_body" style:list-style-name="L2"/>
    <style:style style:name="P22" style:family="paragraph" style:parent-style-name="Text_20_body" style:list-style-name="L3"/>
    <style:style style:name="P23" style:family="paragraph" style:parent-style-name="Text_20_body" style:list-style-name="L4"/>
    <style:style style:name="P24" style:family="paragraph" style:parent-style-name="Text_20_body" style:list-style-name="L5"/>
    <style:style style:name="P25" style:family="paragraph" style:parent-style-name="Text_20_body">
      <style:text-properties fo:background-color="transparent"/>
    </style:style>
    <style:style style:name="P26" style:family="paragraph" style:parent-style-name="Text_20_body">
      <style:paragraph-properties>
        <style:tab-stops>
          <style:tab-stop style:position="0cm"/>
        </style:tab-stops>
      </style:paragraph-properties>
      <style:text-properties fo:background-color="transparent"/>
    </style:style>
    <style:style style:name="P27" style:family="paragraph" style:parent-style-name="Heading_20_1">
      <style:paragraph-properties>
        <style:tab-stops>
          <style:tab-stop style:position="0cm"/>
        </style:tab-stops>
      </style:paragraph-properties>
    </style:style>
    <style:style style:name="P28" style:family="paragraph" style:parent-style-name="Heading_20_1" style:master-page-name="Standard">
      <style:paragraph-properties style:page-number="1">
        <style:tab-stops>
          <style:tab-stop style:position="0cm"/>
        </style:tab-stops>
      </style:paragraph-properties>
    </style:style>
    <style:style style:name="P29" style:family="paragraph" style:parent-style-name="Heading_20_2">
      <style:paragraph-properties>
        <style:tab-stops>
          <style:tab-stop style:position="0cm"/>
        </style:tab-stops>
      </style:paragraph-properties>
    </style:style>
    <style:style style:name="P30" style:family="paragraph" style:parent-style-name="Contents_20_Heading"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background-color="#ffff00"/>
    </style:style>
    <style:style style:name="T3" style:family="text">
      <style:text-properties style:font-name="Times New Roman"/>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
      <text:p text:style-name="P5"/>
      <text:p text:style-name="P5"/>
      <text:p text:style-name="P5"/>
      <text:p text:style-name="P5"/>
      <text:p text:style-name="P5"/>
      <text:p text:style-name="P5"/>
      <text:p text:style-name="P5"/>
      <text:p text:style-name="P5"/>
      <text:p text:style-name="P5"/>
      <text:p text:style-name="Standard"/>
      <text:p text:style-name="Standard"/>
      <text:p text:style-name="Standard"/>
      <text:p text:style-name="P3">Schedauto</text:p>
      <text:p text:style-name="P4">- det automatiska </text:p>
      <text:p text:style-name="P4">schemaläggningsprogrammet</text:p>
      <text:p text:style-name="Standard"/>
      <text:p text:style-name="Standard"/>
      <text:p text:style-name="Standard"/>
      <text:p text:style-name="Standard"/>
      <text:p text:style-name="Standard"/>
      <text:p text:style-name="Standard"/>
      <text:p text:style-name="Standard"><text:tab/></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text:tab/><text:tab/><text:tab/>Gymnasiearbete 100p </text:p>
      <text:p text:style-name="Standard"><text:tab/><text:tab/><text:tab/><text:tab/>Axel Åhlund</text:p>
      <text:p text:style-name="Standard"><text:tab/><text:tab/><text:tab/><text:tab/>3NA</text:p>
      <text:p text:style-name="Standard"><text:tab/><text:tab/><text:tab/><text:tab/>2013/2014</text:p>
      <text:p text:style-name="Standard"><text:tab/><text:tab/><text:tab/><text:tab/>Handledare: Helen Axelsson Larsholt, <text:tab/><text:tab/><text:tab/><text:tab/>Daniel Andersson</text:p>
      <text:p text:style-name="Standard"><text:tab/><text:tab/><text:tab/><text:tab/>Strömstad Gymnasium</text:p>
      <text:p text:style-name="P18">Abstract</text:p>
      <text:p text:style-name="P5"/>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table-of-content text:style-name="Sect1" text:protected="true" text:name="Table of Contents1">
        <text:table-of-content-source text:outline-level="10">
          <text:index-title-template text:style-name="Contents_20_Heading">Innehållsförteckning</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30">Innehållsförteckning</text:p>
          </text:index-title>
          <text:p text:style-name="P15">1. Inledning<text:tab/>1</text:p>
          <text:p text:style-name="P14">1.1. Ämnesval, avgränsning och bakgrund.<text:tab/>1</text:p>
          <text:p text:style-name="P14">1.2 Syfte<text:tab/>1</text:p>
          <text:p text:style-name="P14">1.4 Metod och material<text:tab/>1</text:p>
          <text:p text:style-name="P15">2. Analys<text:tab/>2</text:p>
          <text:p text:style-name="P14">2.1 Kravspecifikation<text:tab/>2</text:p>
          <text:p text:style-name="P15">3. Design<text:tab/>3</text:p>
          <text:p text:style-name="P14">3.1 UML<text:tab/>3</text:p>
          <text:p text:style-name="P16">3.1.1 Klassdiagram<text:tab/>3</text:p>
          <text:p text:style-name="P16">3.1.2 Use case<text:tab/>3</text:p>
          <text:p text:style-name="P14">3.2 Interaktionsdesign<text:tab/>3</text:p>
          <text:p text:style-name="P16">3.2.1 Grafisk design<text:tab/>3</text:p>
          <text:p text:style-name="P15">4. Implementering och testning<text:tab/>3</text:p>
          <text:p text:style-name="P15">5. Resultat<text:tab/>4</text:p>
          <text:p text:style-name="P15">6. Diskussion/Slutsats<text:tab/>4</text:p>
          <text:p text:style-name="P15">7. Sammanfattning<text:tab/>4</text:p>
        </text:index-body>
      </text:table-of-content>
      <text:p text:style-name="P6"/>
      <text:p text:style-name="Standard"/>
      <text:p text:style-name="Standard"/>
      <text:p text:style-name="Standard"/>
      <text:p text:style-name="Standard"/>
      <text:p text:style-name="P2"/>
      <text:p text:style-name="P2"/>
      <text:p text:style-name="P2"/>
      <text:p text:style-name="P2"/>
      <text:p text:style-name="P2"/>
      <text:p text:style-name="P2"/>
      <text:p text:style-name="P2"/>
      <text:p text:style-name="P2"/>
      <text:p text:style-name="P2"/>
      <text:p text:style-name="P2"/>
      <text:p text:style-name="Standard"/>
      <text:p text:style-name="Standard"/>
      <text:p text:style-name="Standard"/>
      <text:p text:style-name="P5"/>
      <text:p text:style-name="P5"/>
      <text:p text:style-name="P5"/>
      <text:h text:style-name="P28" text:outline-level="1">1. Inledning</text:h>
      <text:p text:style-name="Standard">I dagens gymnasieskola har varje elev möjlighet att välja mellan en rad olika kurser, man tillhör inte bara en klass där alla har samma schema utan det individuella valet är stort. Detta ställer stora krav på schemaläggningen och skolorna använder sig av olika hjälpmedel för att kunna lägga så bra scheman som möjligt, men ändå blir det långt ifrån bra för alla. Vad är då svaret på detta problem?</text:p>
      <text:p text:style-name="Standard"/>
      <text:h text:style-name="Heading_20_2" text:outline-level="2">1.1. Ämnesval, avgränsning och bakgrund.</text:h>
      <text:p text:style-name="Standard">Personligen har jag upplevt att scheman krånglar där man kan ha två lektioner samtidigt eller långa håltimmar mitt på dagen, samt att en del lektioner blir för långa eller för korta och att man kan ha samma ämne flera lektioner i rad. Jag har ofta undrat om detta verkligen är oundvikligt eller om det bara fattas tillfredsställande hjälpmedel som kan lägga optimala scheman.</text:p>
      <text:p text:style-name="Standard"/>
      <text:p text:style-name="Standard">Det största problemet finns inom gymnasieskolan, jag har därför valt att försöka skapa ett schemaläggningsprogram som genererar individuella scheman för både elever och lärare på gymnasiet. + fasta tider</text:p>
      <text:p text:style-name="P9"/>
      <text:h text:style-name="P29" text:outline-level="2" text:is-list-header="true">1.2 Syfte</text:h>
      <text:p text:style-name="P10">Syftet är att skapa ett schemaläggningsprogram som kan generera fullständiga scheman med fokus på gymnasieskolor. Där varje elev och lärare har sitt personliga schema utifrån de kurser man går eller undervisar i. Allt detta för att underlätta schemaläggningen och för att göra scheman som både lärare och elever trivs med.</text:p>
      <text:p text:style-name="heading_20_2">1.3 Frågeställning</text:p>
      <text:p text:style-name="Standard">Hur går man tillväga för att skapa ett automatiskt schemaläggningsprogram och vad finns det för svårigheter i det?</text:p>
      <text:p text:style-name="Standard"/>
      <text:h text:style-name="P29" text:outline-level="2">1.4 Metod och material</text:h>
      <text:p text:style-name="Standard">Vid skapandet av programmet har RUP (Rational Unified Process) används, som består av riktlinjer för hur ett program skapas på bästa möjliga sätt. Denna process började med en <text:span text:style-name="T1">analys</text:span> av vad det var som skulle göras och om det var rimligt och tidsmässigt genomförbart, därefter definierades vad programmet skulle kunna göra. Nästa steg var <text:span text:style-name="T1">design</text:span>, som beskrev hur programmet skulle utformas i detalj, med hjälp av UML (Unified Modelling Language). UML består av olika typer av hjälpmedel för att förklara hur programmet skulle byggas. Steget därefter var själva kodningen av programmet, där kodades det som beskrevs i designfasen. Till sist testades olika scenarier, samt buggar och errors rättades till. Vid de fall som programmet inte fungerade som det var tänkt startades processen om ifrån analysdelen för att finna en alternativ lösning. Denna cykel fortsatte ända tills programmet var tillfredsställande och tiden för arbetet tog slut.</text:p>
      <text:p text:style-name="Standard"><text:soft-page-break/></text:p>
      <text:p text:style-name="Standard">Materialen för detta arbete var en dator med ett Java-programmeringsprogram till kodningen och ett grafiskt program för UML-diagrammen. I detta arbete användes Java-programmet Eclipse med det grafiska tillägget Papyrus.</text:p>
      <text:p text:style-name="Standard"/>
      <text:h text:style-name="Heading_20_1" text:outline-level="1">2. Analys - SKA</text:h>
      <text:p text:style-name="Text_20_body">Programmet ska kunna lägga till och ta hänsyn till elever, lärare, kurser och salar, sedan ska programmet med hjälp av dessa uppgifter kunna generera ett fullständigt schema helt automatiskt. Eleverna ska ha namn, klass och ett schema till var och en av dem. Lärarna ska ha namn, initialer och var sitt schema. En kurs ska ha ett namn, en lärare, flera elever och en färg, samt en viss mängd lektioner. En sal ska ha ett namn/nummer. En lektion ska ha en kurs och en sal, den ska också visa kursnamnet, salen, lärarens initialer och kursens färg. Mellan lektionerna ska det vara raster och en längre rast till lunchen. Schemat ska bestå av tjugofem platser för lektioner, fem per dag och totalt tjugo raster mellan lektionerna, samt två spalter på var sin sida som anger tiderna och en spalt ovanför som anger dagen.</text:p>
      <text:p text:style-name="Text_20_body"/>
      <text:p text:style-name="P12">Vid genereringen av scheman ska programmet utgå ifrån kurserna...</text:p>
      <text:p text:style-name="Text_20_body"/>
      <text:p text:style-name="Text_20_body"/>
      <text:p text:style-name="P12">Vid genereringen av schemat väljs första kursen ut ur listan av kurser, tar reda på hur många lektionspass per vecka kursen ska ha, gå in i första elevobjektets schema och placerar in en lektion på första lediga lektionspass och tilldelar den en ledig sal. Sedan går den in i andra kursen och tar första lektionspasset och tilldelar den andra platsen i schemat samt en ledig sal, och så vidare tills alla lektionspass är utdelade. Därefter väljs nästa elev och processen upprepas och om denna elev delar kurs med tidigare elev/elever ska dessa lektionspass redan vara inplacerade i schemat. På så sätt blir lärarnas scheman klara när elevernas scheman är färdiga.</text:p>
      <text:p text:style-name="P12"/>
      <text:p text:style-name="P12">Till sist ska de skapade eleverna, lärarna, kurserna, salarna och de färdiga scheman sparas i en databas.</text:p>
      <text:p text:style-name="P12"/>
      <text:h text:style-name="Heading_20_2" text:outline-level="2">2.1 Kravspecifikation</text:h>
      <text:p text:style-name="P13">Programmet ska</text:p>
      <text:list xml:id="list7091834992236759490" text:style-name="L1">
        <text:list-item>
          <text:p text:style-name="P20">vara tydligt och enkelt att använda</text:p>
          <text:list>
            <text:list-item>
              <text:p text:style-name="P20">innehålla en instruktion/guide för skapandet av nya scheman</text:p>
            </text:list-item>
          </text:list>
        </text:list-item>
      </text:list>
      <text:list xml:id="list4053533964689790963" text:style-name="L2">
        <text:list-item>
          <text:p text:style-name="P21">vara tidseffektivt</text:p>
        </text:list-item>
      </text:list>
      <text:list xml:id="list42157673" text:continue-list="list7091834992236759490" text:style-name="L1">
        <text:list-item>
          <text:p text:style-name="P20">ha fasta tider för lektioner och raster</text:p>
        </text:list-item>
        <text:list-item>
          <text:p text:style-name="P20">kunna hantera ett obestämt antal scheman</text:p>
        </text:list-item>
        <text:list-item>
          <text:p text:style-name="P20"><text:soft-page-break/></text:p>
        </text:list-item>
      </text:list>
      <text:p text:style-name="P13">Programmet ska vid genereringen</text:p>
      <text:list xml:id="list5035571762367840677" text:style-name="L3">
        <text:list-item>
          <text:p text:style-name="P22">ta hänsyn till: elever, lärare, kurser, salar</text:p>
        </text:list-item>
        <text:list-item>
          <text:p text:style-name="P22">fylla på schemat från lektionspass ett till tjugofem</text:p>
        </text:list-item>
        <text:list-item>
          <text:p text:style-name="P22">inte lägga två eller flera lektioner från samma kurs efter varann</text:p>
        </text:list-item>
      </text:list>
      <text:p text:style-name="P13">Programmet ska grafiskt sett</text:p>
      <text:list xml:id="list2159703447280155183" text:style-name="L4">
        <text:list-item>
          <text:p text:style-name="P23">vara stilrent och tydligt</text:p>
          <text:list>
            <text:list-item>
              <text:p text:style-name="P23">ha färger för olika kurser</text:p>
            </text:list-item>
            <text:list-item>
              <text:p text:style-name="P23">visa dagar och tider</text:p>
            </text:list-item>
            <text:list-item>
              <text:p text:style-name="P23">visa lektioner med kursnamn, sal och lärarens initialer</text:p>
            </text:list-item>
          </text:list>
        </text:list-item>
      </text:list>
      <text:list xml:id="list3327466870781424825" text:style-name="L5">
        <text:list-item>
          <text:p text:style-name="P24">ha flikar som innehåller scheman</text:p>
        </text:list-item>
        <text:list-item>
          <text:p text:style-name="P24"/>
        </text:list-item>
      </text:list>
      <text:p text:style-name="Text_20_body"/>
      <text:p text:style-name="Text_20_body"/>
      <text:h text:style-name="Heading_20_1" text:outline-level="1">3. Design - SKA</text:h>
      <text:p text:style-name="Text_20_body"/>
      <text:p text:style-name="P11">Här kommer jag att gå in mer i detalj på det jag beskriver i analysen</text:p>
      <text:h text:style-name="Heading_20_2" text:outline-level="2">3.1 UML</text:h>
      <text:p text:style-name="P11">Förklarar vad UML ska användas till</text:p>
      <text:h text:style-name="Heading_20_3" text:outline-level="3">3.1.1 Klassdiagram</text:h>
      <text:p text:style-name="P11">Bild på klassdiagrammen och beskrivning av dem</text:p>
      <text:h text:style-name="Heading_20_3" text:outline-level="3">3.1.2 Use case</text:h>
      <text:p text:style-name="P11">Formell use case på genereringen och informell på de andra processerna</text:p>
      <text:h text:style-name="Heading_20_2" text:outline-level="2">3.2 Interaktionsdesign</text:h>
      <text:p text:style-name="P11">menyfunktioner och liknande</text:p>
      <text:h text:style-name="Heading_20_3" text:outline-level="3">3.2.1 Grafisk design</text:h>
      <text:p text:style-name="P11">Utseendet</text:p>
      <text:h text:style-name="Heading_20_1" text:outline-level="1"><text:soft-page-break/>4. Implementering och testning</text:h>
      <text:p text:style-name="P11">Beskriver kodningen</text:p>
      <text:p text:style-name="P11">Hur testade olika scenarier</text:p>
      <text:h text:style-name="P27" text:outline-level="1" text:is-list-header="true">5. Resultat</text:h>
      <text:p text:style-name="P26">Resultatet av arbetet är ett schemaläggningsprogram som kan generera fullständiga skolscheman för både lärare och elever. Programmet utgår ifrån kurserna och tar hänsyn till antal lektioner en kurs innehåller per vecka, vilka elever som går kursen och vilken lärare som undervisar på kursen, samt i vilka salar lektionerna hålls. Vid genereringen så fylls schemat på <text:s/>med lektioner från måndag morgon till fredag eftermiddag men lägger inte två eller flera lektioner från samma kurs efter varandra. Det finns fem lektionspass per dag, rast mellan passen och lunchrast mellan lektionspass två och tre. Lektionerna har olika färger beroende på vilken kurs de tillhör. Mitt i lektionen visas sal, kursnamn och lärares initialer. +meny+flikar</text:p>
      <text:p text:style-name="P26">(BILD)</text:p>
      <text:p text:style-name="P26">Rasterna visas även om närliggande lektionspass är tomma. Det saknas angivna dagar över schemat och tider på sidorna av schemat. Programmet innehåller inte någon instruktion/guide för hur man skapar scheman och man kan inte heller spara det man gjort.</text:p>
      <text:p text:style-name="P26"/>
      <text:h text:style-name="P27" text:outline-level="1" text:is-list-header="true">6. Diskussion/Slutsats</text:h>
      <text:p text:style-name="P8">Diskuterar den slutgiltiga produkten, vad som fungerar och inte och varför det var svårt. Vilka de största problemen var.</text:p>
      <text:p text:style-name="P7"/>
      <text:p text:style-name="Standard"><text:span text:style-name="T3">Vid generering så om den inte hittar någon fri plats för lektionen så ska den byta plats med någon lektion som får plats någon annanstans</text:span></text:p>
      <text:p text:style-name="Standard"><text:span text:style-name="T3"/></text:p>
      <text:p text:style-name="Standard"><text:span text:style-name="T3">Lång lista med vilket schema man vill öppna/söka efter</text:span></text:p>
      <text:p text:style-name="Standard"><text:span text:style-name="T3"/></text:p>
      <text:p text:style-name="Standard"><text:span text:style-name="T3">Kunna importera elever, lärare, kurser och salar från Exel-dokument</text:span></text:p>
      <text:p text:style-name="Standard"><text:span text:style-name="T3"/></text:p>
      <text:p text:style-name="Standard"><text:span text:style-name="T3">Originellt utseende</text:span></text:p>
      <text:p text:style-name="Standard"><text:span text:style-name="T3"/></text:p>
      <text:p text:style-name="Standard"><text:span text:style-name="T3">som Applet (webb-applikation) med inloggning och/eller mobil-appar för att kunna visa scheman</text:span></text:p>
      <text:p text:style-name="Standard"><text:span text:style-name="T3"/></text:p>
      <text:p text:style-name="Standard"><text:span text:style-name="T3">klicka på en lektion och få upp en lektionsplanering</text:span></text:p>
      <text:p text:style-name="P7"/>
      <text:p text:style-name="P7"/>
      <text:h text:style-name="P27" text:outline-level="1" text:is-list-header="true">7. Sammanfattning</text:h>
      <text:p text:style-name="P5"/>
      <text:p text:style-name="Standard"/>
      <text:p text:style-name="Standard"><text:soft-page-break/></text:p>
      <text:h text:style-name="P27" text:outline-level="1" text:is-list-header="tru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2.3cm" style:writing-mode="lr-tb"/>
      <style:text-properties style:use-window-font-color="true" style:font-name="Times New Roman" fo:font-size="12pt" fo:language="sv" fo:country="SE" style:font-name-asian="Lucida Sans Unicode"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text-autospace="none" style:punctuation-wrap="simple" style:vertical-align="baseline" style:writing-mode="lr-tb"/>
      <style:text-properties style:use-window-font-color="true" style:font-name="Times New Roman" fo:font-size="12pt" fo:language="sv" fo:country="SE" style:font-name-asian="Times New Roman" style:font-size-asian="12pt" style:language-asian="zh" style:country-asian="CN"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chapter">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tyle="italic" style:font-style-asian="italic"/>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tyle="italic" style:font-style-asian="italic"/>
    </style:style>
    <style:style style:name="Index" style:family="paragraph" style:parent-style-name="Standard" style:class="index"/>
    <style:style style:name="Heading_20_1" style:display-name="Heading 1" style:family="paragraph" style:parent-style-name="Title" style:next-style-name="Text_20_body" style:default-outline-level="1" style:class="text">
      <style:text-properties fo:font-size="16pt" fo:font-weight="bold" style:font-size-asian="16pt" style:font-weight-asian="bold"/>
    </style:style>
    <style:style style:name="Heading_20_2" style:display-name="Heading 2" style:family="paragraph" style:parent-style-name="Title" style:next-style-name="Text_20_body" style:default-outline-level="2" style:class="text">
      <style:text-properties fo:font-style="italic" fo:font-weight="bold" style:font-style-asian="italic" style:font-weight-asian="bold"/>
    </style:style>
    <style:style style:name="Heading_20_7" style:display-name="Heading 7" style:family="paragraph" style:parent-style-name="Title" style:next-style-name="Text_20_body" style:class="text">
      <style:text-properties fo:font-size="10.5pt" fo:font-weight="bold" style:font-size-asian="10.5pt" style:font-weight-asian="bold"/>
    </style:style>
    <style:style style:name="Heading_20_8" style:display-name="Heading 8" style:family="paragraph" style:parent-style-name="Title" style:next-style-name="Text_20_body" style:class="text">
      <style:text-properties fo:font-size="10.5pt" fo:font-weight="bold" style:font-size-asian="10.5pt" style:font-weight-asian="bold"/>
    </style:style>
    <style:style style:name="Heading_20_9" style:display-name="Heading 9" style:family="paragraph" style:parent-style-name="Title" style:next-style-name="Text_20_body" style:class="text">
      <style:text-properties fo:font-size="10.5pt" fo:font-weight="bold" style:font-size-asian="10.5pt" style:font-weight-asian="bold"/>
    </style:style>
    <style:style style:name="caption" style:family="paragraph" style:parent-style-name="Standard">
      <style:paragraph-properties fo:margin-top="0.212cm" fo:margin-bottom="0.212cm"/>
      <style:text-properties fo:font-style="italic" style:font-style-asian="italic"/>
    </style:style>
    <style:style style:name="heading_20_1" style:display-name="heading 1" style:family="paragraph" style:parent-style-name="Standard" style:next-style-name="Standard">
      <style:paragraph-properties fo:margin-top="0.423cm" fo:margin-bottom="0.106cm" fo:keep-with-next="always"/>
      <style:text-properties style:font-name="Arial" fo:font-size="16pt" fo:font-weight="bold" style:font-size-asian="16pt" style:font-weight-asian="bold"/>
    </style:style>
    <style:style style:name="footer" style:family="paragraph" style:parent-style-name="Standard">
      <style:paragraph-properties>
        <style:tab-stops>
          <style:tab-stop style:position="8.001cm" style:type="center"/>
          <style:tab-stop style:position="16.002cm" style:type="right"/>
        </style:tab-stops>
      </style:paragraph-properties>
    </style:style>
    <style:style style:name="WW-heading_20_1" style:display-name="WW-heading 1" style:family="paragraph" style:parent-style-name="Title" style:next-style-name="Text_20_body">
      <style:text-properties fo:font-size="16pt" fo:font-weight="bold" style:font-size-asian="16pt" style:font-weight-asian="bold"/>
    </style:style>
    <style:style style:name="heading_20_2" style:display-name="heading 2" style:family="paragraph" style:parent-style-name="Title" style:next-style-name="Text_20_body">
      <style:text-properties fo:font-style="italic" fo:font-weight="bold" style:font-style-asian="italic" style:font-weight-asian="bold"/>
    </style:style>
    <style:style style:name="heading_20_5" style:display-name="heading 5" style:family="paragraph" style:parent-style-name="Standard" style:next-style-name="Standard">
      <style:paragraph-properties fo:keep-with-next="always"/>
      <style:text-properties style:text-underline-style="solid" style:text-underline-width="auto" style:text-underline-color="font-color" fo:font-weight="bold" style:font-weight-asian="bold"/>
    </style:style>
    <style:style style:name="heading_20_6" style:display-name="heading 6" style:family="paragraph" style:parent-style-name="Standard" style:next-style-name="Standard">
      <style:paragraph-properties fo:keep-with-next="always"/>
      <style:text-properties style:text-underline-style="solid" style:text-underline-width="auto" style:text-underline-color="font-color" fo:font-weight="bold" style:font-weight-asian="bold"/>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style>
    <style:style style:name="Heading_20_10" style:display-name="Heading 10" style:family="paragraph" style:parent-style-name="Title" style:next-style-name="Text_20_body" style:class="text">
      <style:text-properties fo:font-size="10.5pt" fo:font-weight="bold" style:font-size-asian="10.5pt" style:font-weight-asian="bold"/>
    </style:style>
    <style:style style:name="Contents_20_Heading" style:display-name="Contents Heading" style:family="paragraph" style:parent-style-name="Title" style:class="index">
      <style:paragraph-properties text:number-lines="false" text:line-number="0"/>
      <style:text-properties fo:font-size="16pt" fo:font-weight="bold" style:font-size-asian="16pt" style:font-weight-asian="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002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5.004cm" style:type="right" style:leader-style="dotted" style:leader-text="."/>
        </style:tab-stops>
      </style:paragraph-properties>
    </style:style>
    <style:style style:name="WW8Num2z0" style:family="text">
      <style:text-properties style:font-name="Symbol"/>
    </style:style>
    <style:style style:name="WW8Num3z0" style:family="text">
      <style:text-properties style:font-name="Symbol"/>
    </style:style>
    <style:style style:name="WW8Num4z0" style:family="text">
      <style:text-properties style:font-name="Symbol"/>
    </style:style>
    <style:style style:name="WW8Num5z0" style:family="text">
      <style:text-properties style:font-name="Symbol"/>
    </style:style>
    <style:style style:name="Absatz-Standardschriftart" style:family="text"/>
    <style:style style:name="WW8NumSt2z0" style:family="text">
      <style:text-properties style:font-name="Wingdings"/>
    </style:style>
    <style:style style:name="WW8NumSt3z0" style:family="text">
      <style:text-properties style:font-name="Wingdings"/>
    </style:style>
    <style:style style:name="WW8NumSt4z0" style:family="text">
      <style:text-properties style:font-name="Wingdings"/>
    </style:style>
    <style:style style:name="WW8NumSt5z0" style:family="text">
      <style:text-properties style:font-name="Wingdings"/>
    </style:style>
    <style:style style:name="WW8NumSt6z0" style:family="text">
      <style:text-properties style:font-name="Wingdings"/>
    </style:style>
    <style:style style:name="WW8NumSt7z0" style:family="text">
      <style:text-properties style:font-name="Wingdings"/>
    </style:style>
    <style:style style:name="WW8NumSt8z0" style:family="text">
      <style:text-properties style:font-name="Wingdings"/>
    </style:style>
    <style:style style:name="WW8NumSt9z0" style:family="text">
      <style:text-properties style:font-name="Wingdings"/>
    </style:style>
    <style:style style:name="WW8NumSt10z0" style:family="text">
      <style:text-properties style:font-name="Wingdings"/>
    </style:style>
    <style:style style:name="WW8NumSt11z0" style:family="text">
      <style:text-properties style:font-name="Wingdings"/>
    </style:style>
    <style:style style:name="WW8NumSt12z0" style:family="text">
      <style:text-properties style:font-name="Wingdings"/>
    </style:style>
    <style:style style:name="WW8NumSt13z0" style:family="text">
      <style:text-properties style:font-name="Wingdings"/>
    </style:style>
    <style:style style:name="WW8NumSt14z0" style:family="text">
      <style:text-properties style:font-name="Wingdings"/>
    </style:style>
    <style:style style:name="WW8NumSt15z0" style:family="text">
      <style:text-properties style:font-name="Symbol"/>
    </style:style>
    <style:style style:name="WW8NumSt16z0" style:family="text">
      <style:text-properties style:font-name="Symbol"/>
    </style:style>
    <style:style style:name="WW8NumSt17z0" style:family="text">
      <style:text-properties style:font-name="Symbol"/>
    </style:style>
    <style:style style:name="WW8NumSt18z0" style:family="text">
      <style:text-properties style:font-name="Symbol"/>
    </style:style>
    <style:style style:name="Standardstycketeckensnitt" style:family="text"/>
    <style:style style:name="WW-Absatz-Standardschriftart" style:family="text"/>
    <style:style style:name="Default_20_Paragraph_20_Font" style:display-name="Default Paragraph Font" style:family="text">
      <style:text-properties style:use-window-font-color="true" style:font-name="Times New Roman" fo:font-size="12pt" fo:language="sv" fo:country="SE" style:font-size-asian="12pt"/>
    </style:style>
    <style:style style:name="page_20_number" style:display-name="page number" style:family="text" style:parent-style-name="Default_20_Paragraph_20_Font"/>
    <style:style style:name="WW-Standardstycketeckensnitt" style:family="text">
      <style:text-properties style:use-window-font-color="true" style:font-name="Times New Roman" fo:font-size="12pt" fo:language="sv" fo:country="SE" style:font-size-asian="12pt"/>
    </style:style>
    <style:style style:name="Internet_20_link_20__28_user_29_" style:display-name="Internet link (user)" style:family="text" style:parent-style-name="WW-Standardstycketeckensnitt">
      <style:text-properties fo:color="#0000ff"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style>
    <style:style style:name="Footnote_20_Symbol" style:display-name="Footnote Symbol" style:family="text"/>
    <style:style style:name="Fotnotsreferens" style:family="text">
      <style:text-properties style:text-position="super 58%"/>
    </style:style>
    <style:style style:name="Endnote_20_Symbol" style:display-name="Endnote Symbol" style:family="text">
      <style:text-properties style:text-position="super 58%"/>
    </style:style>
    <style:style style:name="WW-Slutnotstecken" style:family="text"/>
    <style:style style:name="Bullet_20_Symbols" style:display-name="Bullet Symbols" style:family="text">
      <style:text-properties style:font-name="OpenSymbol"/>
    </style:style>
    <style:style style:name="Slutkommentarsreferens" style:family="text">
      <style:text-properties style:text-position="super 58%"/>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text:start-value="0">
        <style:list-level-properties text:list-level-position-and-space-mode="label-alignment">
          <style:list-level-label-alignment text:label-followed-by="nothing"/>
        </style:list-level-properties>
      </text:outline-level-style>
      <text:outline-level-style text:level="4" style:num-format="" text:start-value="0">
        <style:list-level-properties text:list-level-position-and-space-mode="label-alignment">
          <style:list-level-label-alignment text:label-followed-by="nothing"/>
        </style:list-level-properties>
      </text:outline-level-style>
      <text:outline-level-style text:level="5" style:num-format="" text:start-value="0">
        <style:list-level-properties text:list-level-position-and-space-mode="label-alignment">
          <style:list-level-label-alignment text:label-followed-by="nothing"/>
        </style:list-level-properties>
      </text:outline-level-style>
      <text:outline-level-style text:level="6" style:num-format="" text:start-value="0">
        <style:list-level-properties text:list-level-position-and-space-mode="label-alignment">
          <style:list-level-label-alignment text:label-followed-by="nothing"/>
        </style:list-level-properties>
      </text:outline-level-style>
      <text:outline-level-style text:level="7" style:num-format="" text:start-value="0">
        <style:list-level-properties text:list-level-position-and-space-mode="label-alignment">
          <style:list-level-label-alignment text:label-followed-by="nothing"/>
        </style:list-level-properties>
      </text:outline-level-style>
      <text:outline-level-style text:level="8" style:num-format="" text:start-value="0">
        <style:list-level-properties text:list-level-position-and-space-mode="label-alignment">
          <style:list-level-label-alignment text:label-followed-by="nothing"/>
        </style:list-level-properties>
      </text:outline-level-style>
      <text:outline-level-style text:level="9" style:num-format="" text:start-value="0">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text:start-value="0">
        <style:list-level-properties text:list-level-position-and-space-mode="label-alignment">
          <style:list-level-label-alignment text:label-followed-by="nothing"/>
        </style:list-level-properties>
      </text:list-level-style-number>
      <text:list-level-style-number text:level="4" style:num-format="" text:start-value="0">
        <style:list-level-properties text:list-level-position-and-space-mode="label-alignment">
          <style:list-level-label-alignment text:label-followed-by="nothing"/>
        </style:list-level-properties>
      </text:list-level-style-number>
      <text:list-level-style-number text:level="5" style:num-format="" text:start-value="0">
        <style:list-level-properties text:list-level-position-and-space-mode="label-alignment">
          <style:list-level-label-alignment text:label-followed-by="nothing"/>
        </style:list-level-properties>
      </text:list-level-style-number>
      <text:list-level-style-number text:level="6" style:num-format="" text:start-value="0">
        <style:list-level-properties text:list-level-position-and-space-mode="label-alignment">
          <style:list-level-label-alignment text:label-followed-by="nothing"/>
        </style:list-level-properties>
      </text:list-level-style-number>
      <text:list-level-style-number text:level="7" style:num-format="" text:start-value="0">
        <style:list-level-properties text:list-level-position-and-space-mode="label-alignment">
          <style:list-level-label-alignment text:label-followed-by="nothing"/>
        </style:list-level-properties>
      </text:list-level-style-number>
      <text:list-level-style-number text:level="8" style:num-format="" text:start-value="0">
        <style:list-level-properties text:list-level-position-and-space-mode="label-alignment">
          <style:list-level-label-alignment text:label-followed-by="nothing"/>
        </style:list-level-properties>
      </text:list-level-style-number>
      <text:list-level-style-number text:level="9" style:num-format="" text:start-value="0">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499cm" fo:margin-bottom="2.499cm" fo:margin-left="2.499cm" fo:margin-right="2.499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5</text:page-number></text:p>
      </style:footer>
    </style:master-page>
    <style:master-page style:name="First_20_Page" style:display-name="First Page" style:page-layout-name="Mpm1" style:next-style-name="Standard">
      <style:footer>
        <text:p text:style-name="Footer"/>
      </style:footer>
    </style:master-page>
    <style:master-page style:name="Index" style:page-layout-name="Mpm2"/>
    <style:master-page style:name="Endnote" style:page-layout-name="Mpm3"/>
    <style:master-page style:name="Envelope" style:page-layout-name="Mpm4"/>
    <style:master-page style:name="Footnote" style:page-layout-name="Mpm3"/>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nternetmall för fördjupningsarbetet:</dc:title>
    <meta:initial-creator>mamaki01</meta:initial-creator>
    <meta:creation-date>2005-10-28T14:38:00</meta:creation-date>
    <dc:date>2014-04-24T22:00:49.60</dc:date>
    <meta:print-date>2012-10-04T20:56:46.80</meta:print-date>
    <meta:editing-cycles>146</meta:editing-cycles>
    <meta:editing-duration>PT15H3M20S</meta:editing-duration>
    <meta:generator>OpenOffice.org/3.4$Win32 OpenOffice.org_project/340m1$Build-9590</meta:generator>
    <meta:document-statistic meta:table-count="0" meta:image-count="0" meta:object-count="0" meta:page-count="9" meta:paragraph-count="91" meta:word-count="1196" meta:character-count="7510"/>
  </office:meta>
</office:document-meta>
</file>